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w_2f__20_Second_20_Indent_20_Bullet">
      <style:text-properties style:font-name="Consolas" fo:font-size="18pt" style:font-size-asian="18pt" style:font-size-complex="18pt"/>
    </style:style>
    <style:style style:name="P2" style:family="paragraph" style:parent-style-name="Standard">
      <style:paragraph-properties fo:line-height="150%"/>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 style:family="paragraph" style:parent-style-name="Standard">
      <style:paragraph-properties fo:line-height="150%" fo:text-align="center" style:justify-single-word="false"/>
      <style:text-properties style:font-name="Times New Roman" fo:font-size="36pt" style:font-size-asian="36pt" style:font-size-complex="36pt"/>
    </style:style>
    <style:style style:name="P4" style:family="paragraph" style:parent-style-name="Standard">
      <style:paragraph-properties fo:line-height="150%"/>
    </style:style>
    <style:style style:name="P5" style:family="paragraph" style:parent-style-name="Standard">
      <style:paragraph-properties fo:line-height="150%" fo:text-align="center" style:justify-single-word="false"/>
    </style:style>
    <style:style style:name="P6" style:family="paragraph" style:parent-style-name="List_20_w_2f__20_Second_20_Indent_20_Bullet">
      <style:text-properties style:font-name="Consolas" fo:font-size="18pt" style:font-size-asian="18pt" style:font-size-complex="18pt"/>
    </style:style>
    <style:style style:name="P7" style:family="paragraph" style:parent-style-name="List_20_w_2f__20_Second_20_Indent_20_Bullet">
      <style:paragraph-properties fo:line-height="150%"/>
    </style:style>
    <style:style style:name="P8" style:family="paragraph" style:parent-style-name="List_20_w_2f__20_Second_20_Indent_20_Bullet" style:list-style-name="L2">
      <style:paragraph-properties fo:line-height="150%"/>
    </style:style>
    <style:style style:name="P9" style:family="paragraph" style:parent-style-name="List_20_w_2f__20_Second_20_Indent_20_Bullet">
      <style:paragraph-properties fo:line-height="150%" fo:break-before="page"/>
    </style:style>
    <style:style style:name="P10" style:family="paragraph" style:parent-style-name="List_20_w_2f__20_Second_20_Indent_20_Bullet" style:list-style-name="L2">
      <style:paragraph-properties fo:line-height="150%" fo:break-before="page"/>
    </style:style>
    <style:style style:name="P11" style:family="paragraph" style:parent-style-name="List_20_w_2f__20_Second_20_Indent_20_Bullet" style:list-style-name="L2" style:master-page-name="Identifications_5f_1">
      <style:paragraph-properties fo:line-height="150%" style:page-number="auto"/>
    </style:style>
    <style:style style:name="P12" style:family="paragraph" style:parent-style-name="List_20_w_2f__20_Second_20_Indent_20_Bullet" style:master-page-name="Question_5f_1">
      <style:paragraph-properties fo:line-height="150%" style:page-number="1"/>
    </style:style>
    <style:style style:name="T1" style:family="text">
      <style:text-properties style:font-name-asian="Times New Roman1" style:font-name-complex="Times New Roman1"/>
    </style:style>
    <style:style style:name="T2" style:family="text">
      <style:text-properties style:font-name-asian="SimSun" style:font-name-complex="Lucida Sans"/>
    </style:style>
    <style:style style:name="T3"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4" style:family="text">
      <style:text-properties style:text-position="super 58%"/>
    </style:style>
    <style:style style:name="T5" style:family="text">
      <style:text-properties style:text-position="0% 100%"/>
    </style:style>
    <style:style style:name="T6" style:family="text">
      <style:text-properties style:font-name="Times New Roman" fo:font-size="36pt" style:font-size-asian="36pt" style:font-size-complex="36pt"/>
    </style:style>
    <style:style style:name="T7" style:family="text">
      <style:text-properties style:font-name="Times New Roman" fo:font-size="36pt" style:font-name-asian="Times New Roman1" style:font-size-asian="36pt" style:font-name-complex="Times New Roman1" style:font-size-complex="36pt"/>
    </style:style>
    <style:style style:name="T8" style:family="text">
      <style:text-properties style:font-name="Times New Roman" fo:font-size="36pt" style:font-name-asian="SimSun" style:font-size-asian="36pt" style:font-name-complex="Lucida Sans" style:font-size-complex="3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MyPageCou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ge"/>
      </text:sequence-decls>
      <text:user-field-decls>
        <text:user-field-decl office:value-type="float" office:value="1" text:name="CUR_PAGE_NUM"/>
      </text:user-field-decls>
      <text:p text:style-name="P3"/>
      <text:p text:style-name="P3"/>
      <text:p text:style-name="P3"/>
      <text:p text:style-name="P3"/>
      <text:p text:style-name="P3">Study Guide</text:p>
      <text:p text:style-name="P3">For The</text:p>
      <text:p text:style-name="P5"><text:span text:style-name="T6">Final Exam</text:span></text:p>
      <text:list xml:id="list5133949348739850824" text:style-name="L2">
        <text:list-item>
          <text:p text:style-name="P11">Compromise of 1850</text:p>
          <text:list>
            <text:list-item>
              <text:p text:style-name="P8">The Compromise of 1850 was a package of 5 separate bills passed by the US Congress in September 1850, which defused a four-year political confrontation between slave and free states on the status of territories acquired during the Mexican–American War.</text:p>
            </text:list-item>
            <text:list-item>
              <text:p text:style-name="P8">The compromise, drafted by Whig Senator Henry Clay, reduced sectional conflict. Controversy arose over the Fugitive Slave provision. The Compromise was greeted with relief, but each side disliked some of its specific provisions:</text:p>
              <text:list>
                <text:list-item>
                  <text:p text:style-name="P8">Texas surrendered its claim to New Mexico.</text:p>
                </text:list-item>
                <text:list-item>
                  <text:p text:style-name="P8">California was admitted as a free state, with its current boundaries.</text:p>
                </text:list-item>
                <text:list-item>
                  <text:p text:style-name="P8">The South prevented adoption of the Wilmot Proviso that would have outlawed slavery in the new territories.</text:p>
                </text:list-item>
                <text:list-item>
                  <text:p text:style-name="P8">The slave trade, but not slavery altogether, was banned in the District of Columbia.</text:p>
                </text:list-item>
                <text:list-item>
                  <text:p text:style-name="P8">A more stringent Fugitive Slave Law was enacted.</text:p>
                </text:list-item>
              </text:list>
            </text:list-item>
          </text:list>
        </text:list-item>
        <text:list-item>
          <text:p text:style-name="P8">Know-Nothing Party</text:p>
          <text:list>
            <text:list-item>
              <text:p text:style-name="P8">The Native American Party, commonly known as the “Know Nothing” movement, was an American nativist political party that operated nationally in the mid-1850s. It was primarily anti-Catholic and hostile to immigration, starting originally as a secret society.</text:p>
            </text:list-item>
          </text:list>
        </text:list-item>
        <text:list-item>
          <text:p text:style-name="P8">Ostend Manifesto</text:p>
          <text:list>
            <text:list-item>
              <text:p text:style-name="P8">A document written in 1854 that described rationale for the United States to purchase Cuba from Spain while implying the the U.S. Should declare war if Spain refused.</text:p>
            </text:list-item>
          </text:list>
        </text:list-item>
        <text:list-item>
          <text:p text:style-name="P8">Dred Scott</text:p>
          <text:list>
            <text:list-item>
              <text:p text:style-name="P8">Dred Scott was an enslaved African American man in the United States who unsuccessfully sued for his freedom and that of his wife and their two daughters in the Dred Scott v Sandford case of 1857, popularly known as the “Dred Scott” decision.</text:p>
            </text:list-item>
            <text:list-item>
              <text:p text:style-name="P8">Scott claimed that he and his wife should be granted their freedom because they had lived in Illinois and the Wisconsin Territory for 4 years, where slavery was illegal. The United States Supreme Court decided 7-2 against Scott, finding that neither he nor any other person of African ancestry could claim citizenship in the United States, and therefore Scott could not bring suit in federal court under diversity of citizenship rules.</text:p>
            </text:list-item>
          </text:list>
          <text:p text:style-name="P8"/>
        </text:list-item>
        <text:list-item>
          <text:p text:style-name="P10">Anaconda plan</text:p>
          <text:list>
            <text:list-item>
              <text:p text:style-name="P8">A U.S. Union Army outline strategy for suppressing the Confederacy at the beginning of the American Civil War. Proposed by General-in-Chief Winfield Scott, the plan emphasized a Union blockade of the Southern ports, and called for an advance down the Mississippi River to cut the South in two.</text:p>
            </text:list-item>
          </text:list>
        </text:list-item>
        <text:list-item>
          <text:p text:style-name="P8">New York City draft riots</text:p>
          <text:list>
            <text:list-item>
              <text:p text:style-name="P8">The New York draft riots were violent disturbances in Lower Manhattan, widely regarded as the culmination of working-class discontent with new laws passed by Congress that year to draft men to fight in the ongoing American Civil War. The riots remain the largest civil and racial insurrection in American history, aside from the Civil War itself.</text:p>
            </text:list-item>
          </text:list>
        </text:list-item>
        <text:list-item>
          <text:p text:style-name="P8">54<text:span text:style-name="T4">th</text:span><text:span text:style-name="T5"> Massachusetts</text:span></text:p>
          <text:list>
            <text:list-item>
              <text:p text:style-name="P8"><text:span text:style-name="T5">An infantry regiment that saw extensive service in the Union Army during the American Civil War. The unit was the first African-American regiment organized in the northern states during the Civil War. Authorized by the Emancipation Proclamation, the regiment consisted of African-American enlisted men commanded by white officers.</text:span></text:p>
            </text:list-item>
          </text:list>
        </text:list-item>
        <text:list-item>
          <text:p text:style-name="P8"><text:span text:style-name="T5">Battle of Shiloh</text:span></text:p>
          <text:list>
            <text:list-item>
              <text:p text:style-name="P8"><text:span text:style-name="T5">The Battle of Shiloh was a major battle in the Western Theater of the American Civil War in southwestern Tennessee. A Union force known as the Army of the Tennessee under Major General Ulysses S. Grant had moved via the Tennessee River deep into Tennessee and was encamped at the Pittsburg Landing on the west back of that river, where the Confederate Army of Mississippi, under General Albert Sidney Johnston and second-in-command P.G.T. Beauregard, launched a surprise attack on Grant's army from its base in Corinth, Mississippi.</text:span></text:p>
            </text:list-item>
          </text:list>
        </text:list-item>
        <text:list-item>
          <text:p text:style-name="P8"><text:span text:style-name="T5">John Wilkes Booth</text:span></text:p>
          <text:list>
            <text:list-item>
              <text:p text:style-name="P8"><text:span text:style-name="T5">John Wilkes Booth was an American actor and assassin, who murdered President Abraham Lincoln at Ford's Theatre in Washington D.C. On April 14, 1865. Booth was a member of the prominent 19</text:span><text:span text:style-name="T4">th</text:span><text:span text:style-name="T5">-century Booth theatrical family from Maryland and, by the 1860s, was a well-known actor. He was also a confederate sympathizer, vehement in his denunciation of Lincoln, and strongly opposed to the abolition of slavery in the United States.</text:span></text:p>
            </text:list-item>
          </text:list>
          <text:p text:style-name="P8"><text:span text:style-name="T5"/></text:p>
        </text:list-item>
        <text:list-item>
          <text:p text:style-name="P10"><text:span text:style-name="T5">Military Reconstruction Acts</text:span></text:p>
          <text:list>
            <text:list-item>
              <text:p text:style-name="P8"><text:span text:style-name="T5">The Reconstruction Acts were four statutes passed during the Reconstruction Era by the 40</text:span><text:span text:style-name="T4">th</text:span><text:span text:style-name="T5"> United States Congress. It was passed on March 2, 1867. Fulfillment of the requirements of the Acts was necessary for the former Confederate States to be readmitted to the Union. The Acts excluded Tennessee, which had already ratified the 14</text:span><text:span text:style-name="T4">th</text:span><text:span text:style-name="T5"> Amendment and had been readmitted to the Union.</text:span></text:p>
            </text:list-item>
          </text:list>
        </text:list-item>
        <text:list-item>
          <text:p text:style-name="P8"><text:span text:style-name="T5">Compromise of 1877</text:span></text:p>
          <text:list>
            <text:list-item>
              <text:p text:style-name="P8"><text:span text:style-name="T5">The Compromise of 1877 was a purported informal, unwritten deal that settled the intensely disputed 1876 U.S. Presidential election. It resulted in the United States federal government pulling the last troops out of the South, and formally ended the Reconstruction Era. Through the Compromise, Republican Rutherford B. Hayes was awarded the White House over Democrat Samuel J. Tilden on the understanding that Hayes would remove the federal troops whose support was essentially for the survival of the Republican state governments in South Carolina, Florida, and Louisiana.</text:span></text:p>
            </text:list-item>
          </text:list>
        </text:list-item>
        <text:list-item>
          <text:p text:style-name="P8"><text:span text:style-name="T5">Battle of Gettysburg</text:span></text:p>
          <text:list>
            <text:list-item>
              <text:p text:style-name="P8"><text:span text:style-name="T5">The Battle of Gettysburg was fought July 1–3, 1863, in and around the town of Gettysburg, Pennsylvania, by Union and Confederate forces during the American Civil War. The battle involved the largest number of casualties of the entire war and is often described as the war's turning point. Union Maj. Gen. George Meade's Army of the Potomac defeated attacks by Confederate Gen. Robert E. Lee's Army of Norther Virginia, halting Lee's invasion of the North.</text:span></text:p>
            </text:list-item>
          </text:list>
        </text:list-item>
        <text:list-item>
          <text:p text:style-name="P8"><text:span text:style-name="T5">Kansas-Nebraska Act</text:span></text:p>
          <text:list>
            <text:list-item>
              <text:p text:style-name="P8"><text:span text:style-name="T5">The Kansas-Nebraska Act of 1854 created the territories of Kansas and Nebraska and was drafted by Democratic Senator Stephen A. Douglas of Illinois and President Franklin Pierce. The initial purpose of the Kansas-Nebraska Act was to open up thousands of new farms and make feasible a Midwestern Transcontinental Railroad. The popular sovereignty clause of the law led pro- and anti-slavery elements to flood into Kansas with the goal of voting slavery up or down, resulting in Bleeding Kansas.</text:span></text:p>
            </text:list-item>
          </text:list>
          <text:p text:style-name="P8"><text:span text:style-name="T5"/></text:p>
        </text:list-item>
        <text:list-item>
          <text:p text:style-name="P10"><text:span text:style-name="T5">Fort Sumter</text:span></text:p>
          <text:list>
            <text:list-item>
              <text:p text:style-name="P8"><text:span text:style-name="T5">Fort Sumter is a sea fort in Charleston, South Carolina, notable for two battle of the American Civil War.</text:span></text:p>
            </text:list-item>
            <text:list-item>
              <text:p text:style-name="P8"><text:span text:style-name="T5">Union Efforts to retake Charleston Harbor began on April 7, 1863, when Rear Admiral Samuel Francis Du Pont, commander of <text:s/>the South Atlantic Blockading Squadron, led an attack on the harbor's defenses. The attack was unsuccessful, the Union's best ship, USS New Ironsides never effectively engaged, and the ironclads fired only 154 rounds, while receiving 2,209 from the Confederate defenders.</text:span></text:p>
            </text:list-item>
          </text:list>
        </text:list-item>
        <text:list-item>
          <text:p text:style-name="P8"><text:span text:style-name="T5">Carpetbaggers</text:span></text:p>
          <text:list>
            <text:list-item>
              <text:p text:style-name="P8"><text:span text:style-name="T5">A carpetbagger was a Northerner who moved to the South after the American Civil War during the Reconstruction era. Many white Southerners denounced them, fearing they would loot and plunder the defeated South and be politically allied with the Radical Republicans. 60 men from the North, including educated free blacks and slaves who had escaped to the North and returned South after the war, were elected as Republicans to Congress. The majority of Republican governors in the South during Reconstruction were from the North. </text:span></text:p>
            </text:list-item>
          </text:list>
        </text:list-item>
      </text:list>
      <text:p text:style-name="P12">What was the “Peculiar Institution”? How did slavery isolate and alienate the South from the rest of the Union? Why did the South fear becoming a minority section? What were the political consequences of that fear?</text:p>
      <text:p text:style-name="P7"/>
      <text:p text:style-name="P7">Peculiar Institution referred to the system of slavery in the Southern states of the U.S.</text:p>
      <text:p text:style-name="P7">The South became isolated from the Union, because they remained dependent on old, immoral practices. While the South relied on slavery to maintain its economic stance, the North had moved on to paid labor, and industrious practices. The South feared becoming a minority section because it meant they would have less sway in political situations. The political consequences from that fear was the secession of the slave states, in a sort of way to maintain their freedom.</text:p>
      <text:p text:style-name="P9">What was the platform of the Republican Party in 1860? Discuss the election of 1860. Why did the Deep South secede in the aftermath of Lincoln's election?</text:p>
      <text:p text:style-name="P7"/>
      <text:p text:style-name="P2">The Republican Party was lead by Lincoln, who had pledged to keep slavery out of the territories.</text:p>
      <text:p text:style-name="P2">The election of 1860 was between Abraham Lincoln, John C. Breckinridge, John Bell, and Stephen A. Douglas; a Republican, a Southern Democrat, a Constitutional Unionist, and a Northern Democrat, respectively. The outcome was the victory of the Republican, Abraham Lincoln.</text:p>
      <text:p text:style-name="P4"><text:span text:style-name="T3">There was industry in the North, and agriculture in the South. Therefore, the South needed slavery to continue to function. In response, the 11 slave states seceded.</text:span></text:p>
      <text:p text:style-name="P9">What were the main causes of the war? What were Lincoln's war aims? What were the intentions of the South? What were some of the problems facing both sections? Discuss Bull Run.</text:p>
      <text:p text:style-name="P7"/>
      <text:p text:style-name="P7">The main causes of the war were as follows: The outcome of the election of 1860 and the platform Lincoln stood on, and the refusal to recognize the secession of the Confederacy.</text:p>
      <text:p text:style-name="P7">Lincoln's war aims were originally to reunite the Union and the Confederacy, to restore peace to the country. Lincoln later enacted the Emancipation Proclamation, adding the goal of eliminating slavery to the Union war effort. The intentions of the south were to extend slavery into the new territories. Problems facing the South was the fact that no other country wanted to support them, lest they lose trade-relations with the Union, who made it clear that supporting the Confederacy was an act of war. A problem the North faced was losing battles in the start of the war, making other countries hesitant to assist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w_2f__20_Second_20_Indent_20_Bullet" style:display-name="List w/ Second Indent Bullet" style:family="paragraph" style:parent-style-name="Standard" style:class="tex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List_20_w_2f__20_Second_20_Indent_20_Bullet">
      <style:text-properties style:font-name="Consolas" fo:font-size="18pt" style:font-size-asian="18pt" style:font-size-complex="1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0402in" fo:margin-left="0in" fo:margin-right="0in" fo:margin-bottom="0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0402in" fo:margin-left="0in" fo:margin-right="0in" fo:margin-bottom="0in" style:dynamic-spacing="false"/>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Identifications</text:p>
      </style:header>
    </style:master-page>
    <style:master-page style:name="Footnote" style:page-layout-name="Mpm3">
      <style:header>
        <text:p text:style-name="MP1">Identifications (cont.)</text:p>
      </style:header>
    </style:master-page>
    <style:master-page style:name="Endnote" style:page-layout-name="Mpm3">
      <style:header>
        <text:p text:style-name="MP1">Essay Question 1</text:p>
      </style:header>
    </style:master-page>
    <style:master-page style:name="Envelope" style:page-layout-name="Mpm4"/>
    <style:master-page style:name="HTML" style:page-layout-name="Mpm5"/>
    <style:master-page style:name="Identifications_5f_1" style:display-name="Identifications_1" style:page-layout-name="Mpm3" style:next-style-name="Identifications_5f_2">
      <style:header>
        <text:p text:style-name="MP1">Identifications (cont.)</text:p>
      </style:header>
      <style:header-left>
        <text:p text:style-name="MP1">Identifications</text:p>
      </style:header-left>
    </style:master-page>
    <style:master-page style:name="Identifications_5f_2" style:display-name="Identifications_2" style:page-layout-name="Mpm3">
      <style:header>
        <text:p text:style-name="MP1">Identifications (cont.)</text:p>
      </style:header>
    </style:master-page>
    <style:master-page style:name="Question_5f_1" style:display-name="Question_1" style:page-layout-name="Mpm3">
      <style:header>
        <text:p text:style-name="MP1">Essay Question <text:page-number text:select-page="current">3</text:page-number></text:p>
      </style:header>
    </style:master-page>
    <style:master-page style:name="Question_5f_2" style:display-name="Question_2" style:page-layout-name="Mpm3">
      <style:header>
        <text:p text:style-name="MP1">Essay Question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1-02T15:33:31.73</meta:creation-date>
    <dc:date>2017-12-15T18:47:56.77</dc:date>
    <dc:creator>Timothy Cayer</dc:creator>
    <meta:editing-duration>PT3H55M41S</meta:editing-duration>
    <meta:editing-cycles>14</meta:editing-cycles>
    <meta:generator>OpenOffice/4.1.3$Win32 OpenOffice.org_project/413m1$Build-9783</meta:generator>
    <meta:document-statistic meta:table-count="0" meta:image-count="0" meta:object-count="0" meta:page-count="9" meta:paragraph-count="59" meta:word-count="1587" meta:character-count="9743"/>
  </office:meta>
</office:document-meta>
</file>